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8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4-04-2023 au <text:s/>28-04-2023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01-05-2023 au <text:s/>05-005-2023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8-05-2023 au <text:s/>12-05-2023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8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15-05-2023 au <text:s/>19-05-2023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S1 _ T1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2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3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4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5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6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7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8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9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10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11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1 _ T12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13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S1 _ T14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15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S1 _ T16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1 _ T17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S1 _ T18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1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2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3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4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5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6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7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8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9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10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S2 _ T11</text:p>
          </table:table-cell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S2 _ T12</text:p>
          </table:table-cell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32])" office:value-type="float" office:value="0" calcext:value-type="float">
            <text:p>0</text:p>
          </table:table-cell>
          <table:table-cell table:style-name="ce31" table:formula="of:=SUM([.C3:.C32])" office:value-type="float" office:value="0" calcext:value-type="float">
            <text:p>0</text:p>
          </table:table-cell>
          <table:table-cell table:style-name="ce31" table:formula="of:=SUM([.D3:.D32])" office:value-type="float" office:value="0" calcext:value-type="float">
            <text:p>0</text:p>
          </table:table-cell>
          <table:table-cell table:style-name="ce31" table:formula="of:=SUM([.E3:.E32])" office:value-type="float" office:value="0" calcext:value-type="float">
            <text:p>0</text:p>
          </table:table-cell>
          <table:table-cell table:style-name="ce31" table:formula="of:=SUM([.F3:.F32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empl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15:41:32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4-30T16:01:00.162000000</dc:date>
    <meta:editing-duration>PT1H45S</meta:editing-duration>
    <meta:editing-cycles>10</meta:editing-cycles>
    <meta:generator>LibreOffice/6.4.4.2$Windows_X86_64 LibreOffice_project/3d775be2011f3886db32dfd395a6a6d1ca2630ff</meta:generator>
    <meta:document-statistic meta:table-count="5" meta:cell-count="121" meta:object-count="0"/>
  </office:meta>
</office:document-meta>
</file>